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99ff66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3333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4" style:family="graphic" style:parent-style-name="standard">
      <style:graphic-properties svg:stroke-width="0.15cm" svg:stroke-color="#000000" draw:marker-start-width="0.424cm" draw:marker-end-width="0.424cm" draw:fill="solid" draw:fill-color="#99ff66" draw:textarea-horizontal-align="justify" draw:textarea-vertical-align="middle" draw:auto-grow-height="false" fo:min-height="0.602cm" fo:min-width="0.352cm" fo:padding-top="0.199cm" fo:padding-bottom="0.199cm" fo:padding-left="0.324cm" fo:padding-right="0.32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99ff66"/>
      <style:paragraph-properties fo:text-align="center"/>
    </style:style>
    <style:style style:name="P4" style:family="paragraph">
      <loext:graphic-properties draw:fill="solid" draw:fill-color="#ff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0.128cm" svg:y="1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128cm" svg:y="2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128cm" svg:y="3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128cm" svg:y="4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128cm" svg:y="5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128cm" svg:y="6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128cm" svg:y="7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128cm" svg:y="8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28cm" svg:y="1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28cm" svg:y="2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28cm" svg:y="3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28cm" svg:y="4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28cm" svg:y="5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28cm" svg:y="6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28cm" svg:y="7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28cm" svg:y="8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28cm" svg:y="2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28cm" svg:y="3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28cm" svg:y="4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28cm" svg:y="5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28cm" svg:y="6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128cm" svg:y="6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128cm" svg:y="7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128cm" svg:y="8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128cm" svg:y="2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128cm" svg:y="3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128cm" svg:y="4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128cm" svg:y="5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2.128cm" svg:y="6.128cm">
          <text:p text:style-name="P2">2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128cm" svg:y="6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128cm" svg:y="7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128cm" svg:y="8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128cm" svg:y="2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128cm" svg:y="3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128cm" svg:y="4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3.128cm" svg:y="5.128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128cm" svg:y="6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128cm" svg:y="6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128cm" svg:y="7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128cm" svg:y="8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128cm" svg:y="2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128cm" svg:y="3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4.128cm" svg:y="4.128cm">
          <text:p text:style-name="P2">2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128cm" svg:y="5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128cm" svg:y="6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128cm" svg:y="6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128cm" svg:y="7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128cm" svg:y="8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128cm" svg:y="2.1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5.128cm" svg:y="3.128cm">
          <text:p text:style-name="P2">2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128cm" svg:y="4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128cm" svg:y="5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128cm" svg:y="6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28cm" svg:y="6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28cm" svg:y="7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28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6.128cm" svg:y="2.128cm">
          <text:p text:style-name="P2">2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28cm" svg:y="3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28cm" svg:y="4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28cm" svg:y="5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28cm" svg:y="6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28cm" svg:y="6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28cm" svg:y="7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28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7.128cm" svg:y="1.128cm">
          <text:p text:style-name="P2">2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8.128cm" svg:y="0.128cm">
          <text:p text:style-name="P2">8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128cm" svg:y="1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128cm" svg:y="1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128cm" svg:y="1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128cm" svg:y="1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28cm" svg:y="1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28cm" svg:y="2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28cm" svg:y="3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28cm" svg:y="4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28cm" svg:y="5.12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2cm" fo:page-height="9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5T05:34:09.531267725</meta:creation-date>
    <dc:date>2016-04-07T13:48:47.429535393</dc:date>
    <meta:editing-duration>PT1M38S</meta:editing-duration>
    <meta:editing-cycles>3</meta:editing-cycles>
    <meta:generator>LibreOffice/4.4.7.2$Linux_X86_64 LibreOffice_project/40$Build-2</meta:generator>
    <meta:document-statistic meta:object-count="75"/>
  </office:meta>
</office:document-meta>
</file>